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D66FE07F356C4F87.png" manifest:media-type="image/png"/>
  <manifest:file-entry manifest:full-path="Pictures/100002010000064000000384BDF46CE6BED9929C.png" manifest:media-type="image/png"/>
  <manifest:file-entry manifest:full-path="Pictures/100002010000064000000384752EA4DB7BEAD100.png" manifest:media-type="image/png"/>
  <manifest:file-entry manifest:full-path="Pictures/1000020100000640000003843BA6943E7A2090AC.png" manifest:media-type="image/png"/>
  <manifest:file-entry manifest:full-path="Pictures/1000020100000640000003843FA8B582D109E00F.png" manifest:media-type="image/png"/>
  <manifest:file-entry manifest:full-path="Pictures/1000020100000640000003841B3EEB5FD0974621.png" manifest:media-type="image/png"/>
  <manifest:file-entry manifest:full-path="Pictures/100002010000064000000384633952295BEFA9C4.png" manifest:media-type="image/png"/>
  <manifest:file-entry manifest:full-path="Pictures/1000020100000640000003841CB4DC2B1F850B28.png" manifest:media-type="image/png"/>
  <manifest:file-entry manifest:full-path="Pictures/1000020100000640000003840C49891EBC6E5A22.png" manifest:media-type="image/png"/>
  <manifest:file-entry manifest:full-path="Pictures/100002010000064000000384E214B1422076BD94.png" manifest:media-type="image/png"/>
  <manifest:file-entry manifest:full-path="Pictures/1000020100000640000003841B3945784DDC994F.png" manifest:media-type="image/png"/>
  <manifest:file-entry manifest:full-path="Pictures/1000020100000640000003845A56FBF75F22D170.png" manifest:media-type="image/png"/>
  <manifest:file-entry manifest:full-path="Pictures/1000020100000640000003846BB152704B43481A.png" manifest:media-type="image/png"/>
  <manifest:file-entry manifest:full-path="Pictures/100002010000064000000384391BA0E87EE46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9.222cm" svg:height="16.437cm" svg:x="0.189cm" svg:y="0.163cm">
          <draw:image xlink:href="Pictures/100002010000064000000384E214B1422076BD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9.512cm" svg:height="16.6cm" svg:x="0.101cm" svg:y="0.2cm">
          <draw:image xlink:href="Pictures/1000020100000640000003841CB4DC2B1F850B2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9.477cm" svg:height="16.58cm" svg:x="0.101cm" svg:y="0.02cm">
          <draw:image xlink:href="Pictures/1000020100000640000003841B3945784DDC994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9.157cm" svg:height="16.4cm" svg:x="0cm" svg:y="0.2cm">
          <draw:image xlink:href="Pictures/1000020100000640000003845A56FBF75F22D1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9.477cm" svg:height="16.58cm" svg:x="0.101cm" svg:y="0.02cm">
          <draw:image xlink:href="Pictures/100002010000064000000384391BA0E87EE461C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9.477cm" svg:height="16.58cm" svg:x="0.101cm" svg:y="0.22cm">
          <draw:image xlink:href="Pictures/1000020100000640000003846BB152704B43481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9.477cm" svg:height="16.58cm" svg:x="0.101cm" svg:y="0.22cm">
          <draw:image xlink:href="Pictures/100002010000064000000384633952295BEFA9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9.121cm" svg:height="16.38cm" svg:x="0.301cm" svg:y="0.22cm">
          <draw:image xlink:href="Pictures/1000020100000640000003841B3EEB5FD097462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9.477cm" svg:height="16.58cm" svg:x="0.2cm" svg:y="0.22cm">
          <draw:image xlink:href="Pictures/1000020100000640000003843FA8B582D109E00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29.477cm" svg:height="16.58cm" svg:x="0.2cm" svg:y="0.22cm">
          <draw:image xlink:href="Pictures/1000020100000640000003843BA6943E7A2090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9.157cm" svg:height="16.4cm" svg:x="0.301cm" svg:y="0.2cm">
          <draw:image xlink:href="Pictures/100002010000064000000384752EA4DB7BEAD10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9.157cm" svg:height="16.4cm" svg:x="0.2cm" svg:y="0cm">
          <draw:image xlink:href="Pictures/1000020100000640000003840C49891EBC6E5A2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9.477cm" svg:height="16.58cm" svg:x="0.2cm" svg:y="0.22cm">
          <draw:image xlink:href="Pictures/100002010000064000000384BDF46CE6BED992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9.512cm" svg:height="16.6cm" svg:x="0.2cm" svg:y="0.2cm">
          <draw:image xlink:href="Pictures/100002010000064000000384D66FE07F356C4F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3cm" svg:y="1.758cm" presentation:class="title" presentation:placeholder="true">
        <draw:text-box/>
      </draw:frame>
      <draw:frame presentation:style-name="Standard-outline1" draw:layer="backgroundobjects" svg:width="24.929cm" svg:height="11.019cm" svg:x="2.383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3cm" svg:y="18.3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79cm" svg:height="1.309cm" svg:x="10.471cm" svg:y="18.3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59cm" svg:y="18.30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23:30:53.614880157</meta:creation-date>
    <dc:date>2019-05-15T23:55:36.671530976</dc:date>
    <meta:editing-duration>PT24M40S</meta:editing-duration>
    <meta:editing-cycles>9</meta:editing-cycles>
    <meta:generator>LibreOffice/6.0.7.3$Linux_X86_64 LibreOffice_project/00m0$Build-3</meta:generator>
    <meta:document-statistic meta:object-count="63"/>
  </office:meta>
</office:document-meta>
</file>